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SCOLHAS</text:h>
      <text:p text:style-name="First_20_paragraph">De um certo modo, este é um título meio enganador, mas expressa o que a maioria das pessoas considera como sendo uma descrição de suas vidas. As pessoas têm a tendência de sentir que a vida é uma longa sucessão de escolhas difíceis. Certamente a vida está cheia de pontos de decisão, encruzilhadas, desvios do caminho. Todavia, o que as Escrituras nos ensinam, como seguidores de Cristo, é que não existe realmente qualquer escolha para nós em qualquer uma das encruzilhadas desta vida. O único caminho para o crente é seguir a Cristo aonde Ele guiar, sempre em obediência à Sua Palavra.</text:p>
      <text:p text:style-name="Text_20_body">Na verdade, com frequência deixamos que nossa vontade própria intervenha e tome o caminho que mais nos agrade, ou aquele que pareça ser o mais lógico ou mais popular, ou então o que dê menos trabalho. Nenhum desses raciocínios tem base nas Escrituras; são sempre provenientes de Satanás.</text:p>
      <text:h text:style-name="Heading_20_2" text:outline-level="2">O Caminho de Deus é o Único Caminho</text:h>
      <text:p text:style-name="First_20_paragraph">"Vinde então, e arguí-Me, diz o Senhor: ainda que os vossos pecados sejam como a escarlata, eles se tornarão brancos como a neve; ainda que sejam vermelhos como o carmesim, se tornarão como a branca lã" (<text:a xlink:type="simple" xlink:href="http://bibliaonline.com.br/acf/is/1/18" text:style-name="Internet_20_link" text:visited-style-name="Visited_20_Internet_20_Link"><text:span text:style-name="Definition">Isaías 1:18</text:span></text:a>).</text:p>
      <text:p text:style-name="Text_20_body">Este maravilhoso versículo, que descreve nossa experiência de salvação já no Antigo Testamento, revela claramente que quando Deus nos convida a sentarmos e debatermos as coisas com Ele, é só Ele Quem fala e só Ele Quem tem todas as respostas. Na verdade, nós, de nossa parte, nada temos a dizer. Se nos aproximamos de Deus cheios de justiça própria, jamais seremos salvos. A obra da salvação está baseada na satisfação de Deus para com a obra de Cristo sobre a cruz, e é só pela graça e amor de Deus que a oferta de salvação nos foi estendida. Nem a argumentação humana e nem os feitos humanos têm qualquer parte no assunto.</text:p>
      <text:h text:style-name="Heading_20_2" text:outline-level="2">O Que Jesus Pediu de Nicodemos</text:h>
      <text:p text:style-name="First_20_paragraph">"Não te maravilhes de te ter dito: Necessário vos é nascer de novo" (<text:a xlink:type="simple" xlink:href="http://bibliaonline.com.br/acf/jo/3/7" text:style-name="Internet_20_link" text:visited-style-name="Visited_20_Internet_20_Link"><text:span text:style-name="Definition">João 3:7</text:span></text:a>).</text:p>
      <text:p text:style-name="Text_20_body">O Senhor Jesus fez esta afirmação aparentemente absurda para um homem que foi procurá-Lo. Não lemos que Nicodemos tenha aceitado as palavras do Senhor; o que o Senhor disse parecia ser um conceito muito difícil de Nicodemos engolir. Ele pergunta, "Como pode ser isso?" O Senhor estava se referindo ao nascer do Espírito, recebendo nova vida proveniente de Deus. Trata-se de algo a que nosso poder de raciocínio nunca irá nos conduzir. Requer que apenas confiemos na Palavra de Cristo, mesmo que não a compreendamos completamente. A fé vem pelo ouvir, e o ouvir pela Palavra de Deus.</text:p>
      <text:h text:style-name="Heading_20_2" text:outline-level="2">Josué Só Enxergou Um Caminho</text:h>
      <text:p text:style-name="First_20_paragraph">"Escolhei hoje a quem sirvais; se aos deuses a quem serviram vossos pais, que estavam além do rio, ou aos deuses dos amorreus, em cuja terra habitais; porém eu e a minha casa serviremos ao Senhor" (<text:a xlink:type="simple" xlink:href="http://bibliaonline.com.br/acf/js/24/15" text:style-name="Internet_20_link" text:visited-style-name="Visited_20_Internet_20_Link"><text:span text:style-name="Definition">Josué 24:15</text:span></text:a>).</text:p>
      <text:p text:style-name="Text_20_body"><text:soft-page-break/>Josué só enxergou um caminho direito para seus pés. Ele sabia que qualquer outro caminho resultaria em tristeza e juízo. Ele dá ao povo o que as pessoas chamam de "liberdade de escolha", mas o faz de uma maneira tal que não deixa realmente o que escolher – havia só um caminho conduzindo à paz e contentamento.</text:p>
      <text:h text:style-name="Heading_20_2" text:outline-level="2">O Dilema de Um Homem Rico</text:h>
      <text:p text:style-name="First_20_paragraph">"E perguntou-Lhe um certo príncipe, dizendo: Bom Mestre, que hei de fazer para herdar a vida eterna? Jesus lhe disse: Por que me chamas bom? Ninguém há bom, senão um, que é Deus. Sabes os mandamentos: Não adulterarás, não matarás, não furtarás, não dirás falso testemunho, honra a teu pai e a tua mãe. E disse ele: Todas essas coisas tenho observado desde a minha mocidade. E quando Jesus ouviu isto, disse-lhe: Ainda te falta uma coisa; vende tudo quanto tens, reparte-o pelos pobres, e terás um tesouro no céu; vem, e segue-me. Mas, ouvindo ele isto, ficou muito triste, porque era muito rico. (<text:a xlink:type="simple" xlink:href="http://bibliaonline.com.br/acf/lc/18/18-23" text:style-name="Internet_20_link" text:visited-style-name="Visited_20_Internet_20_Link"><text:span text:style-name="Definition">Lucas 18:18-23</text:span></text:a>).</text:p>
      <text:p text:style-name="Text_20_body">Ele estava diante de uma bifurcação no caminho; uma opção era obedecer a Jesus, abandonando todas as suas riquezas, e a outra era seguir o caminho da ganância e do orgulho de suas possessões. Somente um conduzia à vida eterna. Será que existe escolha aqui? Será que os prazeres temporários do pecado compensam uma eternidade no inferno? Nunca.</text:p>
      <text:h text:style-name="Heading_20_2" text:outline-level="2">Tesouro no Céu</text:h>
      <text:p text:style-name="First_20_paragraph">"Não ajunteis tesouros na Terra, onde a traça e a ferrugem tudo consomem, e os ladrões minam e roubam; mas ajuntai tesouros no céu, onde nem a traça nem a ferrugem consomem, e onde os ladrões não minam nem roubam. Porque onde estiver o vosso tesouro, aí estará também o vosso coração. A candeia do corpo são os olhos; de sorte que, se os teus olhos forem bons, todo o teu corpo terá luz (<text:a xlink:type="simple" xlink:href="http://bibliaonline.com.br/acf/mt/6/19-22" text:style-name="Internet_20_link" text:visited-style-name="Visited_20_Internet_20_Link"><text:span text:style-name="Definition">Mateus 6:19-22</text:span></text:a>).</text:p>
      <text:p text:style-name="Text_20_body">O Senhor Jesus proferiu estas palavras ao povo cujos olhos não eram bons. Eles estavam tentando manter as regras enquanto asseguravam para si mesmos um caminho de conforto e proeminência. Olhos bons fixados em Cristo e em Sua Palavra irão nos guardar de levarmos uma vida dupla. A verdade acerca daquilo que é duplo é que: "Ninguém pode servir a dois senhores; porque ou há de odiar um e amar o outro, ou se dedicará a um e desprezará o outro. Não podeis servir a Deus e a Mamom [riquezas]. (<text:a xlink:type="simple" xlink:href="http://bibliaonline.com.br/acf/mt/6/24" text:style-name="Internet_20_link" text:visited-style-name="Visited_20_Internet_20_Link"><text:span text:style-name="Definition">Mateus 6:24</text:span></text:a>).</text:p>
      <text:h text:style-name="Heading_20_2" text:outline-level="2">Servindo Um Mestre</text:h>
      <text:p text:style-name="First_20_paragraph">"E, quando tira para fora as Suas ovelhas, vai adiante delas, e as ovelhas O seguem, porque conhecem a Sua voz" (<text:a xlink:type="simple" xlink:href="http://bibliaonline.com.br/acf/jo/10/4,5" text:style-name="Internet_20_link" text:visited-style-name="Visited_20_Internet_20_Link"><text:span text:style-name="Definition">João 10:4,5</text:span></text:a>).</text:p>
      <text:p text:style-name="Text_20_body">"E tudo quanto fizerdes, fazei-o de todo o coração, como ao Senhor, e não aos homens, sabendo que recebereis do Senhor o galardão da herança, porque a Cristo, o Senhor, servis" (<text:a xlink:type="simple" xlink:href="http://bibliaonline.com.br/acf/cl/3/23,24" text:style-name="Internet_20_link" text:visited-style-name="Visited_20_Internet_20_Link"><text:span text:style-name="Definition">Colossenses 3:23,24</text:span></text:a>).</text:p>
      <text:p text:style-name="Text_20_body">Há milhares de vozes conflitantes ao nosso redor, todas elas procurando por seguidores. O rádio e a TV estão cheias delas – o mesmo acontecendo com as universidades e bibliotecas. Até mesmo as grandes corporações se tornaram religiões dos tempos modernos, onde suas normas e <text:soft-page-break/>metas têm como objetivo consumir a alma do empregado.</text:p>
      <text:p text:style-name="Text_20_body">O Senhor apresenta um padrão simples. Se tão somente fôssemos como ovelhas, que parecem saber que o caminho de segurança, sustento e satisfação depende de seguir a liderança do pastor, evitaremos as armadilhas que Satanás tem prontas para nós.</text:p>
      <text:h text:style-name="Heading_20_2" text:outline-level="2">Não é Necessariamente um Caminho Fácil</text:h>
      <text:p text:style-name="First_20_paragraph">"Se alguém quer vir após Mim, negue-se a si mesmo, e tome cada dia a sua cruz, e siga-Me" (<text:a xlink:type="simple" xlink:href="http://bibliaonline.com.br/acf/lc/9/23" text:style-name="Internet_20_link" text:visited-style-name="Visited_20_Internet_20_Link"><text:span text:style-name="Definition">Lucas 9:23</text:span></text:a>).</text:p>
      <text:p text:style-name="Text_20_body">Jamais poderíamos ajudar a carregar a cruz do Senhor. Aquela obra foi totalmente dEle próprio. Mas Ele nos diz que todos temos nossas próprias cruzes para carregar. Faz parte do seguir ao Senhor. Em <text:a xlink:type="simple" xlink:href="http://bibliaonline.com.br/acf/mt/11/29" text:style-name="Internet_20_link" text:visited-style-name="Visited_20_Internet_20_Link"><text:span text:style-name="Definition">Mateus 11:29</text:span></text:a> Ele nos diz que temos um jugo para carregar, mas que o jugo é suave e o fardo é leve. Como pode ser assim? Cruzes e fardos são, por natureza, coisas desconfortáveis e pesadas de se carregar, e um fardo é por definição um peso. O Senhor promete que, apesar dos fardos da vida, nunca podemos perder nossa confiança nEle, nossa satisfação com Sua obra para nós na cruz ou a esperança da Sua vinda por nós. Deveria eu escolher uma vida de conforto? Não se isto significar seguir algo ou alguém que não seja Cristo.</text:p>
      <text:h text:style-name="Heading_20_2" text:outline-level="2">Poder Para Seguir na Direção Certa</text:h>
      <text:p text:style-name="First_20_paragraph">"Mas nós temos a mente de Cristo" (<text:a xlink:type="simple" xlink:href="http://bibliaonline.com.br/acf/1co/2/16" text:style-name="Internet_20_link" text:visited-style-name="Visited_20_Internet_20_Link"><text:span text:style-name="Definition">1 Coríntios 2:16</text:span></text:a>).</text:p>
      <text:p text:style-name="Text_20_body">"Não sabeis vós que sois o templo de Deus e que o Espírito de Deus habita em vós?" (<text:a xlink:type="simple" xlink:href="http://bibliaonline.com.br/acf/1co/2/16" text:style-name="Internet_20_link" text:visited-style-name="Visited_20_Internet_20_Link"><text:span text:style-name="Definition">1 Coríntios 2:16</text:span></text:a>).</text:p>
      <text:p text:style-name="Text_20_body">"E vós de Cristo, e Cristo de Deus" (<text:a xlink:type="simple" xlink:href="http://bibliaonline.com.br/acf/1co/3/23" text:style-name="Internet_20_link" text:visited-style-name="Visited_20_Internet_20_Link"><text:span text:style-name="Definition">1 Coríntios 3:23</text:span></text:a>).</text:p>
      <text:p text:style-name="Text_20_body">"Já estou crucificado com Cristo; e vivo, não mais eu, mas Cristo vive em mim; e a vida que agora vivo na carne, vivo-a na fé do Filho de Deus, O qual me amou, e Se entregou a Si mesmo por mim" (<text:a xlink:type="simple" xlink:href="http://bibliaonline.com.br/acf/gl/2/20" text:style-name="Internet_20_link" text:visited-style-name="Visited_20_Internet_20_Link"><text:span text:style-name="Definition">Gálatas 2:20</text:span></text:a>).</text:p>
      <text:p text:style-name="Text_20_body">Estas promessas de proteção e provisão de recursos são ilimitadas e incondicionais. Do mesmo modo como não poderíamos contribuir em nada para nossa salvação, assim também somos, em nós mesmos, incapazes de manter uma vida cristã exemplar. Seguir o Senhor depende de obediência a Ele e de completa confiança nEle para tudo.</text:p>
      <text:h text:style-name="Heading_20_2" text:outline-level="2">Uma Coisa Faço...</text:h>
      <text:p text:style-name="First_20_paragraph">"Para conhecê-Lo, e à virtude da Sua ressurreição, e à comunicação de Suas aflições, sendo feito conforme à Sua morte; para ver se de alguma maneira posso chegar à ressurreição dentre os mortos. Não que já a tenha alcançado, ou que seja perfeito; mas prossigo para alcançar aquilo para o que fui também preso por Cristo Jesus. Irmãos, quanto a mim, não julgo que o haja alcançado; mas uma coisa faço, e é que, esquecendo-me das coisas que atrás ficam, e avançando para as que estão diante de mim, prossigo para o alvo, pelo prêmio da soberana vocação de Deus em Cristo Jesus" (<text:a xlink:type="simple" xlink:href="http://bibliaonline.com.br/acf/fp/3/10-14" text:style-name="Internet_20_link" text:visited-style-name="Visited_20_Internet_20_Link"><text:span text:style-name="Definition">Filipenses 3:10-14</text:span></text:a>).</text:p>
      <text:p text:style-name="Text_20_body">Preso é uma palavra forte. Nós a usamos quando alguém é detido, como foi Paulo no caminho <text:soft-page-break/>para Damasco. Sua vida foi completamente mudada por seu encontro com um Cristo ressurreto e glorificado. De modo similar, nossa vida como crentes será mudada, pouco a pouco, conforme a verdade nos for atingindo e nos submetermos a ela. Estes versículos dão a clara afirmação de Paulo do propósito e direção de sua vida. Não há escolhas a serem feitas. É sempre seguir a Cristo.</text:p>
      <text:p text:style-name="Text_20_body">A idéia de escolha coloca o homem no comando de seu destino. Todavia, ninguém precisa viver muito para descobrir que as circunstâncias da vida não são feitas por encomenda. Tudo está nas mãos de Deus, e aquilo que nos sobrevém é permitido por Ele com o propósito de bênção.</text:p>
      <text:p text:style-name="Text_20_body">Somos deixados com apenas um caminho para nossos pés e este caminho é seguirmos por onde nosso Salvador nos guiar.</text:p>
      <text:p text:style-name="Text_20_body">[L.C.Perr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colhas</dc:title>
    <dc:date>2019-05-24T17:53:58.624685486</dc:date>
    <meta:editing-duration>PT19S</meta:editing-duration>
    <meta:editing-cycles>1</meta:editing-cycles>
    <meta:document-statistic meta:table-count="0" meta:image-count="0" meta:object-count="0" meta:page-count="4" meta:paragraph-count="39" meta:word-count="1584" meta:character-count="8935" meta:non-whitespace-character-count="7387"/>
    <meta:generator>LibreOffice/6.0.7.3$Linux_X86_64 LibreOffice_project/00m0$Build-3</meta:generator>
  </office:meta>
</office:document-meta>
</file>